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1CD00001AE0FA6320BF.svm"/>
  <manifest:file-entry manifest:media-type="" manifest:full-path="Pictures/20000007000021E700001EE8911FBE4E.svm"/>
  <manifest:file-entry manifest:media-type="" manifest:full-path="Pictures/20000007000021E7000013558FF8DF1D.svm"/>
  <manifest:file-entry manifest:media-type="" manifest:full-path="Pictures/200000070000265900001F5228C1209D.svm"/>
  <manifest:file-entry manifest:media-type="" manifest:full-path="Pictures/200000070000228600001FF14AAC2C43.svm"/>
  <manifest:file-entry manifest:media-type="" manifest:full-path="Pictures/20000007000023C4000027CBAE2E0A63.svm"/>
  <manifest:file-entry manifest:media-type="" manifest:full-path="Pictures/2000000700001CD7000016A3376D35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10 August 2014 <text:s text:c="13"/>**************************/</text:p>
      <text:p text:style-name="P1">/************************** <text:s/>Q-10):- Saving And Current <text:s text:c="6"/>**************************/</text:p>
      <text:p text:style-name="P1">/*******************************************************************************/</text:p>
      <text:p text:style-name="Standard">#include&lt;iostream.h&gt;</text:p>
      <text:p text:style-name="Standard">#include&lt;conio.h&gt;</text:p>
      <text:p text:style-name="Standard">#include&lt;ctype.h&gt;</text:p>
      <text:p text:style-name="Standard">#include&lt;process.h&gt;</text:p>
      <text:p text:style-name="Standard"/>
      <text:p text:style-name="Standard">////////////////////////////////////////Global Variable To Handle Initial a/c No//////////////////////////////////////////////</text:p>
      <text:p text:style-name="Standard">int penalty=100;</text:p>
      <text:p text:style-name="Standard">float minbal=1000;</text:p>
      <text:p text:style-name="Standard">int initacno=1000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class account</text:p>
      <text:p text:style-name="Standard">{</text:p>
      <text:p text:style-name="Standard"><text:s/>protected:</text:p>
      <text:p text:style-name="Standard"><text:s text:c="3"/>char nm[20];</text:p>
      <text:p text:style-name="Standard"><text:s text:c="3"/>int <text:s/>acno;</text:p>
      <text:p text:style-name="Standard"><text:s text:c="3"/>float bal;</text:p>
      <text:p text:style-name="Standard"><text:s text:c="3"/>int cheque;</text:p>
      <text:p text:style-name="Standard"><text:s/>public:</text:p>
      <text:p text:style-name="Standard"><text:s text:c="2"/>void enter()</text:p>
      <text:p text:style-name="Standard"><text:s text:c="2"/>{</text:p>
      <text:p text:style-name="Standard"><text:s text:c="2"/>cout&lt;&lt;"\nEnter name";<text:tab/>cin&gt;&gt;nm;</text:p>
      <text:p text:style-name="Standard"><text:s text:c="2"/>cout&lt;&lt;"\nEnter initial balance";<text:tab/>cin&gt;&gt;bal;</text:p>
      <text:p text:style-name="Standard"><text:s text:c="2"/>acno=initacno++;</text:p>
      <text:p text:style-name="Standard"><text:s text:c="2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2"/>void display()</text:p>
      <text:p text:style-name="Standard"><text:s text:c="2"/>{</text:p>
      <text:p text:style-name="Standard"><text:s text:c="2"/>cout&lt;&lt;"\nAccount No\t\t"&lt;&lt;acno;</text:p>
      <text:p text:style-name="Standard"><text:s text:c="2"/>cout&lt;&lt;"\nName\t\t\t"&lt;&lt;nm;</text:p>
      <text:p text:style-name="Standard"><text:s text:c="2"/>cout&lt;&lt;"\nBalance\t"&lt;&lt;bal;</text:p>
      <text:p text:style-name="Standard"><text:s text:c="2"/>cout&lt;&lt;"\nChequebook facility\t"&lt;&lt;cheque;</text:p>
      <text:p text:style-name="Standard"><text:s text:c="2"/>}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>////////////////////////////////////////////////////////////////////////////////////////////////////////////////////////////////////////////////</text:p>
      <text:p text:style-name="Standard">class current:public account</text:p>
      <text:p text:style-name="Standard">{</text:p>
      <text:p text:style-name="Standard"><text:s/>public:</text:p>
      <text:p text:style-name="Standard">//______________________________________________________________________________//</text:p>
      <text:p text:style-name="Standard"><text:s/>void enter()</text:p>
      <text:p text:style-name="Standard"><text:s/>{</text:p>
      <text:p text:style-name="Standard"><text:s/>account::enter();</text:p>
      <text:p text:style-name="Standard"><text:s/>cheque=1;</text:p>
      <text:p text:style-name="Standard"><text:s/>}</text:p>
      <text:p text:style-name="Standard"><text:soft-page-break/><text:s/>//...........................................................................................................................................................//</text:p>
      <text:p text:style-name="Standard">void display()</text:p>
      <text:p text:style-name="Standard"><text:s/>{</text:p>
      <text:p text:style-name="Standard"><text:s/>account::display();</text:p>
      <text:p text:style-name="Standard"><text:s/>}</text:p>
      <text:p text:style-name="Standard">//______________________________________________________________________________//</text:p>
      <text:p text:style-name="Standard"><text:s/>void deposit(int amt)</text:p>
      <text:p text:style-name="Standard"><text:s/>{</text:p>
      <text:p text:style-name="Standard"><text:s/>bal+=amt;</text:p>
      <text:p text:style-name="Standard"><text:s/>cout&lt;&lt;"Done";</text:p>
      <text:p text:style-name="Standard"><text:s/>display();</text:p>
      <text:p text:style-name="Standard"><text:s/>}</text:p>
      <text:p text:style-name="Standard">//............................................................................................................................................................//</text:p>
      <text:p text:style-name="Standard">void withdraw(int amt)</text:p>
      <text:p text:style-name="Standard"><text:s/>{</text:p>
      <text:p text:style-name="Standard"><text:s/>if(bal-amt&gt;=0)</text:p>
      <text:p text:style-name="Standard"><text:s text:c="2"/>{</text:p>
      <text:p text:style-name="Standard"><text:s text:c="2"/>bal-=amt;</text:p>
      <text:p text:style-name="Standard"><text:s text:c="2"/>cout&lt;&lt;"Done";</text:p>
      <text:p text:style-name="Standard"><text:s text:c="2"/>}</text:p>
      <text:p text:style-name="Standard"><text:s/>else</text:p>
      <text:p text:style-name="Standard"><text:s text:c="2"/>{</text:p>
      <text:p text:style-name="Standard"><text:s text:c="2"/>cout&lt;&lt;"Unable To Withdraw Due to In sufficient balance";</text:p>
      <text:p text:style-name="Standard"><text:s text:c="2"/>}</text:p>
      <text:p text:style-name="Standard"><text:s text:c="2"/>display();</text:p>
      <text:p text:style-name="Standard"><text:s/>}</text:p>
      <text:p text:style-name="Standard">//______________________________________________________________________________//</text:p>
      <text:p text:style-name="Standard"><text:s/>void check()</text:p>
      <text:p text:style-name="Standard"><text:s/>{</text:p>
      <text:p text:style-name="Standard"><text:s/>if(bal&lt;minbal)</text:p>
      <text:p text:style-name="Standard"><text:s text:c="2"/>{</text:p>
      <text:p text:style-name="Standard"><text:s text:c="2"/>cout&lt;&lt;"Penalty Inposed";</text:p>
      <text:p text:style-name="Standard"><text:s text:c="2"/>bal-=penalty;</text:p>
      <text:p text:style-name="Standard"><text:s text:c="2"/>}</text:p>
      <text:p text:style-name="Standard"><text:s/>else</text:p>
      <text:p text:style-name="Standard"><text:s text:c="2"/>{</text:p>
      <text:p text:style-name="Standard"><text:s text:c="2"/>cout&lt;&lt;"Penalty Not Imposed";</text:p>
      <text:p text:style-name="Standard"><text:s text:c="2"/>}</text:p>
      <text:p text:style-name="Standard"><text:s/>}</text:p>
      <text:p text:style-name="Standard">//______________________________________________________________________________//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//////////////////////////////////////////////////////////////////////////////////////////////////////////////////////////////////////////////</text:p>
      <text:p text:style-name="Standard">class saving:public account</text:p>
      <text:p text:style-name="Standard">{</text:p>
      <text:p text:style-name="Standard"><text:s/>public:</text:p>
      <text:p text:style-name="Standard">//______________________________________________________________________________//</text:p>
      <text:p text:style-name="Standard">void enter()</text:p>
      <text:p text:style-name="Standard"><text:s/>{</text:p>
      <text:p text:style-name="Standard"><text:s/>account::enter();</text:p>
      <text:p text:style-name="Standard"><text:s/>cheque=0;</text:p>
      <text:p text:style-name="Standard"><text:s/>}</text:p>
      <text:p text:style-name="Standard">//............................................................................................................................................................//</text:p>
      <text:p text:style-name="Standard"><text:s/>void display()</text:p>
      <text:p text:style-name="Standard"><text:s/>{</text:p>
      <text:p text:style-name="Standard"><text:s/>account::display();</text:p>
      <text:p text:style-name="Standard"><text:s/>}</text:p>
      <text:p text:style-name="Standard">//______________________________________________________________________________//</text:p>
      <text:p text:style-name="Standard"><text:s/>void deposit(int amt)</text:p>
      <text:p text:style-name="Standard"><text:s/>{</text:p>
      <text:p text:style-name="Standard"><text:s/>bal+=amt;</text:p>
      <text:p text:style-name="Standard"><text:s/>cout&lt;&lt;"Done";</text:p>
      <text:p text:style-name="Standard"><text:s/>display();</text:p>
      <text:p text:style-name="Standard"><text:s/>}</text:p>
      <text:p text:style-name="Standard">//............................................................................................................................................................//</text:p>
      <text:p text:style-name="Standard"><text:s/>void withdraw(int amt)</text:p>
      <text:p text:style-name="Standard"><text:s/>{</text:p>
      <text:p text:style-name="Standard"><text:s/>if(bal-amt&gt;=0)</text:p>
      <text:p text:style-name="Standard"><text:s text:c="2"/>{</text:p>
      <text:p text:style-name="Standard"><text:s text:c="2"/>bal-=amt;</text:p>
      <text:p text:style-name="Standard"><text:s text:c="2"/>cout&lt;&lt;"Done";</text:p>
      <text:p text:style-name="Standard"><text:s text:c="2"/>}</text:p>
      <text:p text:style-name="Standard"><text:s/>else</text:p>
      <text:p text:style-name="Standard"><text:s text:c="2"/>{</text:p>
      <text:p text:style-name="Standard"><text:s text:c="2"/>cout&lt;&lt;"Unable To Withdraw Due to In sufficient balance";</text:p>
      <text:p text:style-name="Standard"><text:s text:c="2"/>}</text:p>
      <text:p text:style-name="Standard"><text:s text:c="2"/>display();</text:p>
      <text:p text:style-name="Standard"><text:s/>}</text:p>
      <text:p text:style-name="Standard">//______________________________________________________________________________//</text:p>
      <text:p text:style-name="Standard"><text:s/>void interest()</text:p>
      <text:p text:style-name="Standard"><text:s/>{</text:p>
      <text:p text:style-name="Standard"><text:s text:c="2"/>float i;</text:p>
      <text:p text:style-name="Standard"><text:s text:c="2"/>i=(float)bal*0.1*1;<text:tab/>//interest for 1 year</text:p>
      <text:p text:style-name="Standard"><text:s text:c="2"/>bal+=i;</text:p>
      <text:p text:style-name="Standard"><text:s text:c="2"/>display();</text:p>
      <text:p text:style-name="Standard"><text:s/>}</text:p>
      <text:p text:style-name="Standard">//______________________________________________________________________________//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**********************************Void Main()**********************************//</text:p>
      <text:p text:style-name="Standard">void main()</text:p>
      <text:p text:style-name="Standard">{</text:p>
      <text:p text:style-name="Standard">//program shortened using only 2 objects</text:p>
      <text:p text:style-name="Standard"><text:s/>clrscr();</text:p>
      <text:p text:style-name="Standard"/>
      <text:p text:style-name="Standard"><text:s/>current c;</text:p>
      <text:p text:style-name="Standard"><text:s/>saving <text:s/>s;</text:p>
      <text:p text:style-name="Standard"/>
      <text:p text:style-name="Standard"><text:s/>int choice;</text:p>
      <text:p text:style-name="Standard"/>
      <text:p text:style-name="Standard"><text:s/>cout&lt;&lt;"\nEnter Info For Current Account\n";</text:p>
      <text:p text:style-name="Standard"><text:s/>c.enter();</text:p>
      <text:p text:style-name="Standard"><text:s/>cout&lt;&lt;"\nEnter Info For Savings Account\n";</text:p>
      <text:p text:style-name="Standard"><text:s/>s.enter();</text:p>
      <text:p text:style-name="Standard"/>
      <text:p text:style-name="Standard"><text:s/>int amt;</text:p>
      <text:p text:style-name="Standard"/>
      <text:p text:style-name="Standard"><text:s/>cout&lt;&lt;"\nPress Any key To Clear Screen\t";</text:p>
      <text:p text:style-name="Standard"><text:s/>getch();</text:p>
      <text:p text:style-name="Standard"/>
      <text:p text:style-name="Standard"><text:s/>do</text:p>
      <text:p text:style-name="Standard"><text:s/>{</text:p>
      <text:p text:style-name="Standard"><text:s/>clrscr();</text:p>
      <text:p text:style-name="Standard"><text:s/>cout<text:tab/>&lt;&lt;"main menu"</text:p>
      <text:p text:style-name="Standard"><text:tab/>&lt;&lt;"\n1)\tDisplay Both Accounts"</text:p>
      <text:p text:style-name="Standard"><text:tab/>&lt;&lt;"\n2)\tDeposit(Current)"</text:p>
      <text:p text:style-name="Standard"><text:tab/>&lt;&lt;"\n3)\tDeposit(savings)"</text:p>
      <text:p text:style-name="Standard"><text:tab/>&lt;&lt;"\n4)\tWithdraw(current)"</text:p>
      <text:p text:style-name="Standard"><text:tab/>&lt;&lt;"\n5)\tWithdraw(savings)"</text:p>
      <text:p text:style-name="Standard"><text:tab/>&lt;&lt;"\n6)\tCompute Interest(Savings Only)"</text:p>
      <text:p text:style-name="Standard"><text:tab/>&lt;&lt;"\n7)\tCheck Min balance(Current only)"</text:p>
      <text:p text:style-name="Standard"><text:tab/>&lt;&lt;"\n8)\tExit";</text:p>
      <text:p text:style-name="Standard"><text:s/>cout&lt;&lt;"\nEnter Choice\t"; <text:s text:c="4"/>cin&gt;&gt;choice;</text:p>
      <text:p text:style-name="Standard"/>
      <text:p text:style-name="Standard"><text:s/>switch(choice)</text:p>
      <text:p text:style-name="Standard"><text:s text:c="2"/>{</text:p>
      <text:p text:style-name="Standard"><text:s text:c="2"/>case 1:</text:p>
      <text:p text:style-name="Standard"><text:tab/>cout&lt;&lt;"\nSavings\n";</text:p>
      <text:p text:style-name="Standard"><text:tab/>s.display();</text:p>
      <text:p text:style-name="Standard"><text:tab/>cout&lt;&lt;"\nCurrent\n";</text:p>
      <text:p text:style-name="Standard"><text:tab/>c.display();</text:p>
      <text:p text:style-name="Standard"><text:tab/>break;</text:p>
      <text:p text:style-name="Standard"><text:s text:c="2"/>case 2:</text:p>
      <text:p text:style-name="Standard"><text:tab/>cout&lt;&lt;"\nEnter Amt\t";<text:tab/>cin&gt;&gt;amt;</text:p>
      <text:p text:style-name="Standard"><text:tab/>c.deposit(amt);</text:p>
      <text:p text:style-name="Standard"><text:tab/>break;</text:p>
      <text:p text:style-name="Standard"><text:s text:c="2"/>case 3:</text:p>
      <text:p text:style-name="Standard"><text:tab/>cout&lt;&lt;"\nEnter Amt\t";<text:tab/>cin&gt;&gt;amt;</text:p>
      <text:p text:style-name="Standard"><text:tab/>s.deposit(amt);</text:p>
      <text:p text:style-name="Standard"><text:tab/>break;</text:p>
      <text:p text:style-name="Standard"><text:s text:c="2"/></text:p>
      <text:p text:style-name="Standard"><text:soft-page-break/>case 4:</text:p>
      <text:p text:style-name="Standard"><text:tab/>cout&lt;&lt;"\nEnter Amt\t";<text:tab/>cin&gt;&gt;amt;</text:p>
      <text:p text:style-name="Standard"><text:tab/>c.withdraw(amt);</text:p>
      <text:p text:style-name="Standard"><text:tab/>break;</text:p>
      <text:p text:style-name="Standard"><text:s text:c="2"/>case 5:</text:p>
      <text:p text:style-name="Standard"><text:tab/>cout&lt;&lt;"\nEnter Amt\t";<text:tab/>cin&gt;&gt;amt;</text:p>
      <text:p text:style-name="Standard"><text:tab/>s.withdraw(amt);</text:p>
      <text:p text:style-name="Standard"><text:tab/>break;</text:p>
      <text:p text:style-name="Standard"><text:s text:c="2"/>case 6:</text:p>
      <text:p text:style-name="Standard"><text:tab/>s.interest();</text:p>
      <text:p text:style-name="Standard"><text:tab/>break;</text:p>
      <text:p text:style-name="Standard"><text:s text:c="2"/>case 7:</text:p>
      <text:p text:style-name="Standard"><text:tab/>c.check();</text:p>
      <text:p text:style-name="Standard"><text:tab/>break;</text:p>
      <text:p text:style-name="Standard"><text:s text:c="2"/>case 8:</text:p>
      <text:p text:style-name="Standard"><text:tab/>exit(0);</text:p>
      <text:p text:style-name="Standard"><text:s text:c="2"/>}</text:p>
      <text:p text:style-name="Standard"><text:s/>cout&lt;&lt;"\nPress Y To Continue";</text:p>
      <text:p text:style-name="Standard"><text:s/>}while(toupper(getche())=='Y');</text:p>
      <text:p text:style-name="Standard">}</text:p>
      <text:p text:style-name="Standard">//********************************End Of Main***********************************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lease Turn Over</text:p>
      <text:p text:style-name="P3"><text:soft-page-break/>OUTPUT</text:p>
      <text:p text:style-name="P3"/>
      <text:p text:style-name="P3"><draw:frame draw:style-name="fr1" draw:name="graphics1" text:anchor-type="paragraph" svg:width="9.31cm" svg:height="5.794cm" draw:z-index="0"><draw:image xlink:href="Pictures/2000000700001CD7000016A3376D3521.svm" xlink:type="simple" xlink:show="embed" xlink:actuate="onLoad"/></draw:frame><draw:frame draw:style-name="fr2" draw:name="graphics2" text:anchor-type="paragraph" svg:x="3.923cm" svg:y="6.122cm" svg:width="9.156cm" svg:height="9.871cm" draw:z-index="1"><draw:image xlink:href="Pictures/20000007000023C4000027CBAE2E0A63.svm" xlink:type="simple" xlink:show="embed" xlink:actuate="onLoad"/></draw:frame></text:p>
      <text:p text:style-name="P3"><draw:frame draw:style-name="fr2" draw:name="graphics3" text:anchor-type="paragraph" svg:x="3.923cm" svg:y="10.488cm" svg:width="9.077cm" svg:height="7.874cm" draw:z-index="2"><draw:image xlink:href="Pictures/200000070000228600001FF14AAC2C43.svm" xlink:type="simple" xlink:show="embed" xlink:actuate="onLoad"/></draw:frame></text:p>
      <text:p text:style-name="P3"><draw:frame draw:style-name="fr2" draw:name="graphics4" text:anchor-type="paragraph" svg:x="3.591cm" svg:y="0.767cm" svg:width="9.818cm" svg:height="8.019cm" draw:z-index="3"><draw:image xlink:href="Pictures/200000070000265900001F5228C1209D.svm" xlink:type="simple" xlink:show="embed" xlink:actuate="onLoad"/></draw:frame></text:p>
      <text:p text:style-name="P3"/>
      <text:p text:style-name="P3"><draw:frame draw:style-name="fr1" draw:name="graphics5" text:anchor-type="paragraph" svg:width="9.818cm" svg:height="8.019cm" draw:z-index="4"><draw:image xlink:href="Pictures/200000070000265900001F5228C1209D.svm" xlink:type="simple" xlink:show="embed" xlink:actuate="onLoad"/></draw:frame><text:soft-page-break/></text:p>
      <text:p text:style-name="P3"><draw:frame draw:style-name="fr2" draw:name="graphics6" text:anchor-type="paragraph" svg:x="3.658cm" svg:y="0.249cm" svg:width="9.712cm" svg:height="7.913cm" draw:z-index="5"><draw:image xlink:href="Pictures/20000007000021E700001EE8911FBE4E.svm" xlink:type="simple" xlink:show="embed" xlink:actuate="onLoad"/></draw:frame></text:p>
      <text:p text:style-name="P3"><draw:frame draw:style-name="fr2" draw:name="graphics7" text:anchor-type="paragraph" svg:x="3.711cm" svg:y="0cm" svg:width="9.686cm" svg:height="4.949cm" draw:z-index="6"><draw:image xlink:href="Pictures/20000007000021E7000013558FF8DF1D.svm" xlink:type="simple" xlink:show="embed" xlink:actuate="onLoad"/></draw:frame></text:p>
      <text:p text:style-name="P3"><draw:frame draw:style-name="fr3" draw:name="graphics8" text:anchor-type="paragraph" svg:width="9.534cm" svg:height="6.879cm" draw:z-index="7"><draw:image xlink:href="Pictures/20000007000021CD00001AE0FA6320B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8-10T21:38:12.16</meta:creation-date>
    <dc:date>2014-12-02T01:33:10.71</dc:date>
    <dc:creator>Divesh </dc:creator>
    <meta:editing-duration>PT29M24S</meta:editing-duration>
    <meta:editing-cycles>16</meta:editing-cycles>
    <meta:generator>OpenOffice/4.0.0$Win32 OpenOffice.org_project/400m3$Build-9702</meta:generator>
    <meta:document-statistic meta:table-count="0" meta:image-count="8" meta:object-count="0" meta:page-count="7" meta:paragraph-count="207" meta:word-count="347" meta:character-count="5765"/>
  </office:meta>
</office:document-meta>
</file>